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style:line-height-at-least="0.1772in" fo:text-indent="0in" style:auto-text-indent="false" fo:padding="0in" fo:border="none"/>
    </style:style>
    <style:style style:name="P2" style:family="paragraph" style:parent-style-name="Text_20_body">
      <style:paragraph-properties fo:margin-left="0in" fo:margin-right="0in" fo:margin-top="0in" fo:margin-bottom="0in" style:line-height-at-least="0.1772in" fo:text-indent="0in" style:auto-text-indent="false" fo:padding="0in" fo:border="none"/>
    </style:style>
    <style:style style:name="P3" style:family="paragraph" style:parent-style-name="Text_20_body" style:list-style-name="L1">
      <style:paragraph-properties fo:margin-left="0in" fo:margin-right="0in" fo:margin-top="0in" fo:margin-bottom="0in" style:line-height-at-least="0.1772in" fo:text-indent="0in" style:auto-text-indent="false" fo:padding="0in" fo:border="none"/>
    </style:style>
    <style:style style:name="P4" style:family="paragraph" style:parent-style-name="Text_20_body" style:list-style-name="L3">
      <style:paragraph-properties fo:margin-left="0in" fo:margin-right="0in" fo:margin-top="0in" fo:margin-bottom="0in" style:line-height-at-least="0.1772in" fo:text-indent="0in" style:auto-text-indent="false" fo:padding="0in" fo:border="none"/>
    </style:style>
    <style:style style:name="P5" style:family="paragraph" style:parent-style-name="Text_20_body">
      <style:paragraph-properties fo:margin-left="0in" fo:margin-right="0in" fo:margin-top="0in" fo:margin-bottom="0in" style:line-height-at-least="0.1772in" fo:text-indent="0in" style:auto-text-indent="false" fo:padding="0in" fo:border="none"/>
      <style:text-properties fo:font-variant="normal" fo:text-transform="none" fo:color="#999999" style:font-name="inherit" fo:font-size="9.75pt" fo:letter-spacing="normal" fo:font-style="normal" fo:font-weight="normal"/>
    </style:style>
    <style:style style:name="P6" style:family="paragraph" style:parent-style-name="Text_20_body">
      <style:paragraph-properties fo:margin-left="0in" fo:margin-right="0in" fo:margin-top="0.2917in" fo:margin-bottom="0.0835in" style:line-height-at-least="0.1772in" fo:text-indent="0in" style:auto-text-indent="false" fo:padding="0in" fo:border="none"/>
    </style:style>
    <style:style style:name="P7" style:family="paragraph" style:parent-style-name="Text_20_body">
      <style:paragraph-properties fo:margin-left="0in" fo:margin-right="0in" fo:margin-top="0in" fo:margin-bottom="0.3126in" style:line-height-at-least="0.1772in" fo:text-indent="0in" style:auto-text-indent="false" fo:padding="0in" fo:border="none"/>
    </style:style>
    <style:style style:name="P8" style:family="paragraph" style:parent-style-name="Text_20_body">
      <style:paragraph-properties fo:margin-left="0in" fo:margin-right="0in" fo:margin-top="0in" fo:margin-bottom="0.3126in" style:line-height-at-least="0.1772in" fo:text-indent="0in" style:auto-text-indent="false" fo:padding="0in" fo:border="none"/>
      <style:text-properties fo:font-variant="normal" fo:text-transform="none" fo:color="#333333" style:font-name="inherit" fo:font-size="9.75pt" fo:letter-spacing="normal" fo:font-style="normal" fo:font-weight="normal" style:font-name-asian="inherit" style:font-size-asian="9.75pt" style:font-style-asian="normal" style:font-weight-asian="normal" style:font-name-complex="inherit" style:font-size-complex="9.75pt" style:font-style-complex="normal" style:font-weight-complex="normal"/>
    </style:style>
    <style:style style:name="P9" style:family="paragraph" style:parent-style-name="Text_20_body" style:list-style-name="L3">
      <style:paragraph-properties fo:margin-left="0in" fo:margin-right="0in" fo:margin-top="0in" fo:margin-bottom="0.3126in" style:line-height-at-least="0.1772in" fo:text-indent="0in" style:auto-text-indent="false" fo:padding="0in" fo:border="none"/>
      <style:text-properties fo:font-variant="normal" fo:text-transform="none" fo:color="#333333" style:font-name="inherit" fo:font-size="9.75pt" fo:letter-spacing="normal" fo:font-style="normal" fo:font-weight="normal" style:font-name-asian="inherit" style:font-size-asian="9.75pt" style:font-style-asian="normal" style:font-weight-asian="normal" style:font-name-complex="inherit" style:font-size-complex="9.75pt" style:font-style-complex="normal" style:font-weight-complex="normal"/>
    </style:style>
    <style:style style:name="P10" style:family="paragraph" style:parent-style-name="Text_20_body">
      <style:paragraph-properties fo:margin-left="0in" fo:margin-right="0in" fo:margin-top="0.1043in" fo:margin-bottom="0in" style:line-height-at-least="0.1772in" fo:text-indent="0in" style:auto-text-indent="false" fo:padding="0in" fo:border="none"/>
      <style:text-properties fo:font-variant="normal" fo:text-transform="none" fo:color="#333333" style:font-name="inherit" fo:font-size="9.75pt" fo:letter-spacing="normal" fo:font-style="normal" fo:font-weight="normal"/>
    </style:style>
    <style:style style:name="P11" style:family="paragraph" style:parent-style-name="Text_20_body" style:list-style-name="L3">
      <style:paragraph-properties fo:margin-left="0in" fo:margin-right="0in" fo:margin-top="0.1043in" fo:margin-bottom="0in" style:line-height-at-least="0.1772in" fo:text-indent="0in" style:auto-text-indent="false" fo:padding="0in" fo:border="none"/>
      <style:text-properties style:font-name="inherit" fo:font-size="9.75pt"/>
    </style:style>
    <style:style style:name="P12" style:family="paragraph" style:parent-style-name="Text_20_body">
      <style:paragraph-properties fo:margin-left="0in" fo:margin-right="0in" fo:margin-top="0.0311in" fo:margin-bottom="0in" style:line-height-at-least="0.1772in" fo:text-indent="0in" style:auto-text-indent="false" fo:padding="0in" fo:border="none"/>
      <style:text-properties fo:font-variant="normal" fo:text-transform="none" fo:color="#999999" style:font-name="inherit" fo:font-size="9.75pt" fo:letter-spacing="normal" fo:font-style="normal" fo:font-weight="normal"/>
    </style:style>
    <style:style style:name="P13" style:family="paragraph" style:parent-style-name="Text_20_body" style:list-style-name="L1">
      <style:paragraph-properties fo:margin-left="0.0102in" fo:margin-right="0in" fo:margin-top="0in" fo:margin-bottom="0in" style:line-height-at-least="0.1772in" fo:text-indent="0in" style:auto-text-indent="false" fo:padding="0in" fo:border="none"/>
    </style:style>
    <style:style style:name="P14" style:family="paragraph" style:parent-style-name="Text_20_body" style:list-style-name="L2">
      <style:paragraph-properties fo:margin-left="0in" fo:margin-right="0.052in" fo:margin-top="0in" fo:margin-bottom="0in" style:line-height-at-least="0.1772in" fo:text-indent="0in" style:auto-text-indent="false" fo:padding="0in" fo:border="none"/>
    </style:style>
    <style:style style:name="P15" style:family="paragraph" style:parent-style-name="Heading_20_4">
      <style:paragraph-properties fo:margin-left="0in" fo:margin-right="0in" fo:margin-top="0in" fo:margin-bottom="0in" style:line-height-at-least="0.1874in" fo:text-indent="0in" style:auto-text-indent="false" fo:padding="0in" fo:border="none"/>
    </style:style>
    <style:style style:name="P16" style:family="paragraph" style:parent-style-name="Heading_20_4" style:list-style-name="L3">
      <style:paragraph-properties fo:margin-left="0in" fo:margin-right="0in" fo:margin-top="0in" fo:margin-bottom="0.0417in" style:line-height-at-least="0.1874in" fo:text-indent="0in" style:auto-text-indent="false" fo:padding="0in" fo:border="none"/>
      <style:text-properties fo:font-variant="normal" fo:text-transform="none" fo:color="#000000" style:font-name="inherit" fo:font-size="12pt" fo:letter-spacing="normal" fo:font-style="normal" fo:font-weight="bold"/>
    </style:style>
    <style:style style:name="P17" style:family="paragraph" style:parent-style-name="Heading_20_4" style:list-style-name="L3">
      <style:paragraph-properties fo:margin-left="0in" fo:margin-right="0in" fo:margin-top="0in" fo:margin-bottom="0.0417in" style:line-height-at-least="0.1874in" fo:text-indent="0in" style:auto-text-indent="false" fo:padding="0in" fo:border="none"/>
      <style:text-properties fo:font-variant="normal" fo:text-transform="none" fo:color="#333333" style:font-name="inherit" fo:font-size="9.75pt" fo:letter-spacing="normal" fo:font-style="normal" fo:font-weight="normal" style:font-name-asian="inherit" style:font-size-asian="9.75pt" style:font-style-asian="normal" style:font-weight-asian="normal" style:font-name-complex="inherit" style:font-size-complex="9.75pt" style:font-style-complex="normal" style:font-weight-complex="normal"/>
    </style:style>
    <style:style style:name="P18" style:family="paragraph" style:parent-style-name="Heading_20_3">
      <style:paragraph-properties fo:margin-left="0in" fo:margin-right="0in" fo:margin-top="0in" fo:margin-bottom="0.2398in" style:line-height-at-least="0.1874in" fo:text-indent="0in" style:auto-text-indent="false" fo:padding="0in" fo:border="none"/>
      <style:text-properties fo:color="#000000" style:font-name="inherit" fo:font-size="12pt" fo:font-weight="normal"/>
    </style:style>
    <style:style style:name="P19" style:family="paragraph" style:parent-style-name="Heading_20_5">
      <style:paragraph-properties style:line-height-at-least="0.1665in" fo:text-align="center" style:justify-single-word="false"/>
      <style:text-properties fo:color="#000000"/>
    </style:style>
    <style:style style:name="P20" style:family="paragraph" style:parent-style-name="Heading_20_5">
      <style:paragraph-properties fo:margin-left="0in" fo:margin-right="0in" fo:margin-top="0in" fo:margin-bottom="0in" style:line-height-at-least="0.1665in" fo:text-indent="0in" style:auto-text-indent="false" fo:padding="0in" fo:border="none"/>
    </style:style>
    <style:style style:name="P21" style:family="paragraph" style:parent-style-name="Heading_20_5">
      <style:paragraph-properties fo:margin-left="0in" fo:margin-right="0in" fo:margin-top="0in" fo:margin-bottom="0in" style:line-height-at-least="0.1665in" fo:text-align="center" style:justify-single-word="false" fo:text-indent="0in" style:auto-text-indent="false" fo:padding="0in" fo:border="none"/>
    </style:style>
    <style:style style:name="P22" style:family="paragraph" style:parent-style-name="Heading_20_5">
      <style:paragraph-properties fo:margin-left="0in" fo:margin-right="0in" fo:margin-top="0.3126in" fo:margin-bottom="0in" style:line-height-at-least="0.1665in" fo:text-indent="0in" style:auto-text-indent="false" fo:padding="0in" fo:border="none"/>
      <style:text-properties fo:color="#000000" style:font-name="inherit" fo:font-size="10.5pt" fo:font-weight="normal"/>
    </style:style>
    <style:style style:name="P23" style:family="paragraph" style:parent-style-name="Heading_20_5">
      <style:paragraph-properties fo:margin-left="0in" fo:margin-right="0in" fo:margin-top="0.3126in" fo:margin-bottom="0in" style:line-height-at-least="0.1665in" fo:text-indent="0in" style:auto-text-indent="false" fo:padding="0in" fo:border="none"/>
      <style:text-properties fo:font-variant="normal" fo:text-transform="none" fo:color="#000000" style:font-name="inherit" fo:font-size="10.5pt" fo:letter-spacing="normal" fo:font-style="normal" fo:font-weight="normal"/>
    </style:style>
    <style:style style:name="T1" style:family="text">
      <style:text-properties style:font-name="inherit" fo:font-size="9.75pt"/>
    </style:style>
    <style:style style:name="T2" style:family="text">
      <style:text-properties style:font-name="inherit" fo:font-size="9.75pt" style:font-name-asian="inherit" style:font-size-asian="9.75pt" style:font-name-complex="inherit" style:font-size-complex="9.75pt"/>
    </style:style>
    <style:style style:name="T3" style:family="text">
      <style:text-properties fo:color="#006699" style:text-line-through-style="none" style:font-name="inherit" fo:font-size="9.75pt" style:text-underline-style="none" style:text-blinking="false"/>
    </style:style>
    <style:style style:name="T4" style:family="text">
      <style:text-properties fo:color="#000000" style:text-line-through-style="none" style:text-underline-style="none" style:text-blinking="false"/>
    </style:style>
    <style:style style:name="T5" style:family="text">
      <style:text-properties fo:color="#000000" style:text-line-through-style="none" style:font-name="inherit" fo:font-size="12pt" style:text-underline-style="none" fo:font-weight="bold" style:text-blinking="false"/>
    </style:style>
    <style:style style:name="T6" style:family="text">
      <style:text-properties fo:font-variant="normal" fo:text-transform="none" fo:color="#000000" style:text-line-through-style="none" style:font-name="inherit" fo:font-size="10.5pt" fo:letter-spacing="normal" fo:font-style="normal" style:text-underline-style="none" fo:font-weight="normal" style:text-blinking="false"/>
    </style:style>
    <style:style style:name="T7" style:family="text">
      <style:text-properties fo:font-variant="normal" fo:text-transform="none" fo:color="#000000" style:font-name="inherit" fo:font-size="10.5pt" fo:letter-spacing="normal" fo:font-style="normal" fo:font-weight="normal"/>
    </style:style>
    <style:style style:name="T8" style:family="text">
      <style:text-properties fo:font-variant="normal" fo:text-transform="none" fo:color="#ffffff" style:text-line-through-style="none" style:font-name="inherit" fo:font-size="9pt" fo:letter-spacing="normal" fo:font-style="normal" style:text-underline-style="none" fo:font-weight="bold" style:text-blinking="false"/>
    </style:style>
    <style:style style:name="T9" style:family="text">
      <style:text-properties fo:font-variant="normal" fo:text-transform="none" fo:color="#333333" style:text-line-through-style="none" style:font-name="inherit" fo:font-size="9.75pt" fo:letter-spacing="normal" fo:font-style="normal" style:text-underline-style="none" fo:font-weight="normal" style:text-blinking="false" fo:background-color="#f0f0f0"/>
    </style:style>
    <style:style style:name="T10" style:family="text">
      <style:text-properties fo:font-variant="normal" fo:text-transform="none" fo:color="#333333" fo:letter-spacing="normal"/>
    </style:style>
    <style:style style:name="T11" style:family="text">
      <style:text-properties fo:font-variant="normal" fo:text-transform="none" fo:color="#333333" style:font-name="inherit" fo:font-size="9.75pt" fo:letter-spacing="normal" fo:font-style="normal" fo:font-weight="normal"/>
    </style:style>
    <style:style style:name="T12" style:family="text">
      <style:text-properties fo:font-variant="normal" fo:text-transform="none" fo:color="#006699" style:text-line-through-style="none" style:font-name="inherit" fo:font-size="9.75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0921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sectionReorderForm" form:apply-filter="true" form:method="post" form:control-implementation="ooo:com.sun.star.form.component.Form" office:target-frame="" xlink:href="http://www.linkedin.com/profile/section-reorder-submit"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ackground-summary-container">
        <text:section text:style-name="Sect1" text:name="background-summary">
          <text:section text:style-name="Sect1" text:name="summary-item">
            <text:section text:style-name="Sect1" text:name="summary-item-view">
              <text:p text:style-name="P2"><text:span text:style-name="T1">Linux, Apache2, PHP, HTML, AJAX, CSS, MySQL (LAMP Expert)<text:line-break/>GIT Repository management </text:span><text:a xlink:type="simple" xlink:href="https://github.com/sethcoder" office:target-frame-name="_blank" xlink:show="new"><text:span text:style-name="T3">https://github.com/sethcoder</text:span></text:a><text:span text:style-name="T1"><text:line-break/>C/C++ Programming (Cross Platform Linux, Windows, BSD)<text:line-break/>Nortel DMS/MSL100, Option 11 Certified<text:line-break/>911 support, Telephone Call Logging<text:line-break/>Long Distance Service<text:line-break/>Cable Plant Management<text:line-break/>Inside Distribution (Telephone Adds/Moves/Changes)<text:line-break/>DoD Telephone Switch Operation/ Defense Switch Network, VoIP<text:line-break/>COMPTIA Security+ Certification<text:line-break/>MS Windows<text:line-break/>Remedy System<text:line-break/>Help Desk Operation</text:span></text:p>
            </text:section>
          </text:section>
        </text:section>
      </text:section>
      <text:section text:style-name="Sect1" text:name="background-experience-container">
        <text:p text:style-name="P1"/>
        <text:section text:style-name="Sect1" text:name="background-experience">
          <text:h text:style-name="P18" text:outline-level="3">Experience</text:h>
          <text:section text:style-name="Sect1" text:name="experience-225967495">
            <text:p text:style-name="P7"/>
            <text:section text:style-name="Sect1" text:name="experience-225967495-view">
              <text:h text:style-name="P15" text:outline-level="4"><draw:frame draw:style-name="fr1" draw:name="Frame1" text:anchor-type="paragraph" svg:width="1.0417in" draw:z-index="0"><draw:text-box fo:min-height="0.0161in"><text:h text:style-name="P21" text:outline-level="5"><text:span text:style-name="Strong_20_Emphasis"><text:span text:style-name="T4"><draw:a xlink:type="simple" xlink:href="http://www.linkedin.com/company/157235?goback=%2Enmp_*1_*1_*1_*1_*1_*1_*1_*1_*1_*1_*1&amp;trk=prof-exp-company-name"><draw:frame draw:style-name="fr2" draw:name="graphics1" text:anchor-type="as-char" svg:width="0.7398in" svg:height="0.6252in" draw:z-index="1"><draw:image xlink:href="http://m.c.lnkd.licdn.com/media/p/1/000/023/087/246e5b8.png" xlink:type="simple" xlink:show="embed" xlink:actuate="onLoad"/><svg:title>United States Air Force</svg:title></draw:frame></draw:a></text:span></text:span><text:bookmark text:name="img-defer-id-4"/></text:h></draw:text-box></draw:frame><text:a xlink:type="simple" xlink:href="http://www.linkedin.com/search?search=&amp;title=Cyber+Transport+Craftsman&amp;sortCriteria=R&amp;keepFacets=true&amp;currentTitle=CP&amp;goback=%2Enmp_*1_*1_*1_*1_*1_*1_*1_*1_*1_*1_*1&amp;trk=prof-exp-title" office:name="title"><text:span text:style-name="T5">Cyber Transport Craftsman</text:span></text:a></text:h>
              <text:h text:style-name="P20" text:outline-level="5"><text:a xlink:type="simple" xlink:href="http://www.linkedin.com/company/157235?goback=%2Enmp_*1_*1_*1_*1_*1_*1_*1_*1_*1_*1_*1&amp;trk=prof-exp-company-name"><text:span text:style-name="Strong_20_Emphasis"><text:span text:style-name="T6">United States Air Force</text:span></text:span></text:a></text:h>
              <text:p text:style-name="P5">January 2007 – Present (7 years 2 months)Andrews AFB, MD</text:p>
              <text:p text:style-name="P10">Hours per week: 40 <text:line-break/><text:line-break/>Cyber Transport Craftsman <text:line-break/>Supervised personnel during the performance of scheduled and unscheduled maintenance actions. Provided copper connectivity for voice, alarm and data circuits. Maintained premise and underground copper and fiber optics cable. Safeguarded and maintained tools and equipment. Worked with Pentagon and White House Communication Agency to ensure 100% voice and data communications up time between Andrews AFB, The White House, and Pentagon. Managed Video Teleconference Center for Air Forces District of Washington. Equipment knowledge: Nortel CS2100, 5300, MSL-100, Compunetix, Callegra, CAIRS / Switch Expert, T-Metrix, Remedy, AdTran, Media Converters, Linux, Windows, Scripting, CompTIA Security+ Certified, SCI/TKG Background investigations</text:p>
            </text:section>
          </text:section>
          <text:section text:style-name="Sect1" text:name="experience-116199263">
            <text:p text:style-name="P8"/>
            <text:section text:style-name="Sect1" text:name="experience-116199263-view">
              <text:h text:style-name="P15" text:outline-level="4"><draw:frame draw:style-name="fr1" draw:name="Frame2" text:anchor-type="paragraph" svg:width="1.0417in" draw:z-index="2"><draw:text-box fo:min-height="0.0161in"><text:h text:style-name="P21" text:outline-level="5"><text:span text:style-name="Strong_20_Emphasis"><text:span text:style-name="T4"><draw:a xlink:type="simple" xlink:href="http://www.linkedin.com/company/157235?goback=%2Enmp_*1_*1_*1_*1_*1_*1_*1_*1_*1_*1_*1&amp;trk=prof-exp-company-name"><draw:frame draw:style-name="fr2" draw:name="graphics2" text:anchor-type="as-char" svg:width="0.7398in" svg:height="0.6252in" draw:z-index="3"><draw:image xlink:href="http://m.c.lnkd.licdn.com/media/p/1/000/023/087/246e5b8.png" xlink:type="simple" xlink:show="embed" xlink:actuate="onLoad"/><svg:title>United States Air Force</svg:title></draw:frame></draw:a></text:span></text:span><text:bookmark text:name="img-defer-id-9"/></text:h></draw:text-box></draw:frame><text:a xlink:type="simple" xlink:href="http://www.linkedin.com/search?search=&amp;title=Voice+Network+Systems+Craftsman&amp;sortCriteria=R&amp;keepFacets=true&amp;currentTitle=CP&amp;goback=%2Enmp_*1_*1_*1_*1_*1_*1_*1_*1_*1_*1_*1&amp;trk=prof-exp-title" office:name="title"><text:span text:style-name="T5">Voice Network Systems Craftsman</text:span></text:a></text:h>
              <text:h text:style-name="P20" text:outline-level="5"><text:a xlink:type="simple" xlink:href="http://www.linkedin.com/company/157235?goback=%2Enmp_*1_*1_*1_*1_*1_*1_*1_*1_*1_*1_*1&amp;trk=prof-exp-company-name"><text:span text:style-name="Strong_20_Emphasis"><text:span text:style-name="T6">United States Air Force</text:span></text:span></text:a></text:h>
              <text:p text:style-name="P12">January 2000 – January 2001 (1 year 1 month)</text:p>
              <text:p text:style-name="P10">Maintained Nortel DMS/MSL 100 Voice Network Switch. Installed and maintained 4,000 voice and data circuits for the EUCOM Joint Analysis Center, RAF Molesworth. Maintained supplies and equipment, held Government Purchase Card. Served as 744th Air Base Squadron Environmental Manager. Coordinated installs and repairs of commercial circuits between 744th Air Base and British Telecom and other commercial companies. Developed emergency dialling plan used by British Telecom for the US Air Force. Upgraded base telephone switch software 5 times and changed base from 5 digit dialing to 7 digit dialing plan.</text:p>
            </text:section>
          </text:section>
          <text:section text:style-name="Sect1" text:name="experience-116199264">
            <text:p text:style-name="P8"/>
            <text:section text:style-name="Sect1" text:name="experience-116199264-view">
              <text:h text:style-name="P15" text:outline-level="4"><draw:frame draw:style-name="fr1" draw:name="Frame3" text:anchor-type="paragraph" svg:width="1.0417in" draw:z-index="4"><draw:text-box fo:min-height="0.0161in"><text:h text:style-name="P21" text:outline-level="5"><text:span text:style-name="Strong_20_Emphasis"><text:span text:style-name="T4"><draw:a xlink:type="simple" xlink:href="http://www.linkedin.com/company/157235?goback=%2Enmp_*1_*1_*1_*1_*1_*1_*1_*1_*1_*1_*1&amp;trk=prof-exp-company-name"><draw:frame draw:style-name="fr2" draw:name="graphics3" text:anchor-type="as-char" svg:width="0.7398in" svg:height="0.6252in" draw:z-index="5"><draw:image xlink:href="http://m.c.lnkd.licdn.com/media/p/1/000/023/087/246e5b8.png" xlink:type="simple" xlink:show="embed" xlink:actuate="onLoad"/><svg:title>United States Air Force</svg:title></draw:frame></draw:a></text:span></text:span><text:bookmark text:name="img-defer-id-10"/></text:h></draw:text-box></draw:frame><text:a xlink:type="simple" xlink:href="http://www.linkedin.com/search?search=&amp;title=Voice+Network+Journeyman&amp;sortCriteria=R&amp;keepFacets=true&amp;currentTitle=CP&amp;goback=%2Enmp_*1_*1_*1_*1_*1_*1_*1_*1_*1_*1_*1&amp;trk=prof-exp-title" office:name="title"><text:span text:style-name="T5">Voice Network Journeyman</text:span></text:a></text:h>
              <text:h text:style-name="P20" text:outline-level="5"><text:a xlink:type="simple" xlink:href="http://www.linkedin.com/company/157235?goback=%2Enmp_*1_*1_*1_*1_*1_*1_*1_*1_*1_*1_*1&amp;trk=prof-exp-company-name"><text:span text:style-name="Strong_20_Emphasis"><text:span text:style-name="T6">United States Air Force</text:span></text:span></text:a></text:h>
              <text:p text:style-name="P12">September 1997 – January 2000 (2 years 5 months)</text:p>
              <text:p text:style-name="P10">Led team to install and troubleshoot telephone and data circuits. Performed scheduled and <text:soft-page-break/>unscheduled maintenance on Nortel DMS/MSL 100 telephone switch.</text:p>
            </text:section>
          </text:section>
          <text:section text:style-name="Sect1" text:name="experience-116199233">
            <text:p text:style-name="P8"/>
            <text:section text:style-name="Sect1" text:name="experience-116199233-view">
              <text:h text:style-name="P15" text:outline-level="4"><draw:frame draw:style-name="fr1" draw:name="Frame4" text:anchor-type="paragraph" svg:width="1.0417in" draw:z-index="6"><draw:text-box fo:min-height="0.0161in"><text:h text:style-name="P21" text:outline-level="5"><text:span text:style-name="Strong_20_Emphasis"><text:span text:style-name="T4"><draw:a xlink:type="simple" xlink:href="http://www.linkedin.com/company/157235?goback=%2Enmp_*1_*1_*1_*1_*1_*1_*1_*1_*1_*1_*1&amp;trk=prof-exp-company-name"><draw:frame draw:style-name="fr2" draw:name="graphics4" text:anchor-type="as-char" svg:width="0.7398in" svg:height="0.6252in" draw:z-index="7"><draw:image xlink:href="http://m.c.lnkd.licdn.com/media/p/1/000/023/087/246e5b8.png" xlink:type="simple" xlink:show="embed" xlink:actuate="onLoad"/><svg:title>United States Air Force</svg:title></draw:frame></draw:a></text:span></text:span><text:bookmark text:name="img-defer-id-11"/></text:h></draw:text-box></draw:frame><text:a xlink:type="simple" xlink:href="http://www.linkedin.com/search?search=&amp;title=Telephone+Systems+Apprentice&amp;sortCriteria=R&amp;keepFacets=true&amp;currentTitle=CP&amp;goback=%2Enmp_*1_*1_*1_*1_*1_*1_*1_*1_*1_*1_*1&amp;trk=prof-exp-title" office:name="title"><text:span text:style-name="T5">Telephone Systems Apprentice</text:span></text:a></text:h>
              <text:h text:style-name="P20" text:outline-level="5"><text:a xlink:type="simple" xlink:href="http://www.linkedin.com/company/157235?goback=%2Enmp_*1_*1_*1_*1_*1_*1_*1_*1_*1_*1_*1&amp;trk=prof-exp-company-name"><text:span text:style-name="Strong_20_Emphasis"><text:span text:style-name="T6">United States Air Force</text:span></text:span></text:a></text:h>
              <text:p text:style-name="P12">March 1995 – September 1997 (2 years 7 months)</text:p>
              <text:p text:style-name="P10">Learned installation and troubleshooting for Telephone and Data circuits. Member of base Honor Guard; served at 25 retiree funerals. Maintained over 15,000 circuits for Lackland AFB, Kelly AFB. Installed and repaired various telephone PBX systems. Installed remote access circuits to over 80 PBX systems; enabled remote programming.</text:p>
            </text:section>
          </text:section>
        </text:section>
      </text:section>
      <text:section text:style-name="Sect1" text:name="background-skills-container">
        <text:p text:style-name="P1"/>
        <text:section text:style-name="Sect1" text:name="background-skills">
          <text:h text:style-name="P18" text:outline-level="3">Skills &amp; Endorsements</text:h>
          <text:section text:style-name="Sect1" text:name="skills-item">
            <text:p text:style-name="P2"/>
            <text:section text:style-name="Sect1" text:name="skills-item-view">
              <text:p text:style-name="P2"/>
              <text:section text:style-name="Sect1" text:name="profile-skills">
                <text:h text:style-name="P22" text:outline-level="5">Top Skills</text:h>
                <text:list xml:id="list6099988834961128181" text:style-name="L1">
                  <text:list-item>
                    <text:p text:style-name="P3"><text:a xlink:type="simple" xlink:href="javascript:void(0)"><text:span text:style-name="T8">8</text:span></text:a><text:a xlink:type="simple" xlink:href="http://www.linkedin.com/vsearch/f?keywords=Switches&amp;goback=%2Enmp_*1_*1_*1_*1_*1_*1_*1_*1_*1_*1_*1&amp;trk=profile-skill-section"><text:span text:style-name="T9">Switches</text:span></text:a></text:p>
                    <text:list>
                      <text:list-item>
                        <text:p text:style-name="P13"><text:span text:style-name="Strong_20_Emphasis"><text:span text:style-name="T10"><draw:frame draw:style-name="fr3" draw:name="graphics5" text:anchor-type="as-char" svg:width="0.25in" svg:height="0.25in" draw:z-index="8"><draw:image xlink:href="http://s.c.lnkd.licdn.com/scds/common/u/images/themes/katy/ghosts/person/ghost_person_30x30_v1.png" xlink:type="simple" xlink:show="embed" xlink:actuate="onLoad"/></draw:frame></text:span></text:span><text:bookmark text:name="img-defer-id-12"/></text:p>
                      </text:list-item>
                      <text:list-item>
                        <text:p text:style-name="P13"><text:span text:style-name="Strong_20_Emphasis"><text:span text:style-name="T10"><draw:frame draw:style-name="fr3" draw:name="graphics6" text:anchor-type="as-char" svg:width="0.25in" svg:height="0.25in" draw:z-index="9"><draw:image xlink:href="http://m.c.lnkd.licdn.com/mpr/mpr/shrink_30_30/p/5/000/228/28a/1f491c9.jpg" xlink:type="simple" xlink:show="embed" xlink:actuate="onLoad"/></draw:frame></text:span></text:span><text:bookmark text:name="img-defer-id-13"/></text:p>
                      </text:list-item>
                      <text:list-item>
                        <text:p text:style-name="P13"><text:span text:style-name="Strong_20_Emphasis"><text:span text:style-name="T10"><draw:frame draw:style-name="fr3" draw:name="graphics7" text:anchor-type="as-char" svg:width="0.25in" svg:height="0.25in" draw:z-index="10"><draw:image xlink:href="http://m.c.lnkd.licdn.com/mpr/mpr/shrink_30_30/p/5/005/009/1aa/3e2252c.jpg" xlink:type="simple" xlink:show="embed" xlink:actuate="onLoad"/></draw:frame></text:span></text:span><text:bookmark text:name="img-defer-id-14"/></text:p>
                      </text:list-item>
                      <text:list-item>
                        <text:p text:style-name="P13"><text:span text:style-name="Strong_20_Emphasis"><text:span text:style-name="T10"><draw:frame draw:style-name="fr3" draw:name="graphics8" text:anchor-type="as-char" svg:width="0.25in" svg:height="0.25in" draw:z-index="11"><draw:image xlink:href="http://m.c.lnkd.licdn.com/mpr/mpr/shrink_30_30/p/7/000/1f6/398/35ca177.jpg" xlink:type="simple" xlink:show="embed" xlink:actuate="onLoad"/></draw:frame></text:span></text:span><text:bookmark text:name="img-defer-id-15"/></text:p>
                      </text:list-item>
                      <text:list-item>
                        <text:p text:style-name="P13"><text:span text:style-name="Strong_20_Emphasis"><text:span text:style-name="T10"><draw:frame draw:style-name="fr3" draw:name="graphics9" text:anchor-type="as-char" svg:width="0.25in" svg:height="0.25in" draw:z-index="12"><draw:image xlink:href="http://m.c.lnkd.licdn.com/mpr/mpr/shrink_30_30/p/7/005/007/39d/0b55e34.jpg" xlink:type="simple" xlink:show="embed" xlink:actuate="onLoad"/></draw:frame></text:span></text:span><text:bookmark text:name="img-defer-id-16"/></text:p>
                      </text:list-item>
                      <text:list-item>
                        <text:p text:style-name="P13"><text:span text:style-name="Strong_20_Emphasis"><text:span text:style-name="T10"><draw:frame draw:style-name="fr3" draw:name="graphics10" text:anchor-type="as-char" svg:width="0.25in" svg:height="0.25in" draw:z-index="13"><draw:image xlink:href="http://m.c.lnkd.licdn.com/mpr/mpr/shrink_30_30/p/3/000/2a0/1c0/30c385a.jpg" xlink:type="simple" xlink:show="embed" xlink:actuate="onLoad"/></draw:frame></text:span></text:span><text:bookmark text:name="img-defer-id-17"/></text:p>
                      </text:list-item>
                      <text:list-item>
                        <text:p text:style-name="P13"><text:span text:style-name="Strong_20_Emphasis"><text:span text:style-name="T10"><draw:frame draw:style-name="fr3" draw:name="graphics11" text:anchor-type="as-char" svg:width="0.25in" svg:height="0.25in" draw:z-index="14"><draw:image xlink:href="http://s.c.lnkd.licdn.com/scds/common/u/images/themes/katy/ghosts/person/ghost_person_30x30_v1.png" xlink:type="simple" xlink:show="embed" xlink:actuate="onLoad"/></draw:frame></text:span></text:span><text:bookmark text:name="img-defer-id-18"/></text:p>
                      </text:list-item>
                      <text:list-item>
                        <text:p text:style-name="P13"><text:span text:style-name="Strong_20_Emphasis"><text:span text:style-name="T10"><draw:frame draw:style-name="fr3" draw:name="graphics12" text:anchor-type="as-char" svg:width="0.25in" svg:height="0.25in" draw:z-index="15"><draw:image xlink:href="http://m.c.lnkd.licdn.com/mpr/mpr/shrink_30_30/p/1/000/0ca/137/2aeb372.jpg" xlink:type="simple" xlink:show="embed" xlink:actuate="onLoad"/></draw:frame></text:span></text:span><text:bookmark text:name="img-defer-id-19"/></text:p>
                      </text:list-item>
                      <text:list-item>
                        <text:p text:style-name="P13"/>
                      </text:list-item>
                    </text:list>
                  </text:list-item>
                  <text:list-item>
                    <text:p text:style-name="P3"><text:a xlink:type="simple" xlink:href="javascript:void(0)"><text:span text:style-name="T8">7</text:span></text:a><text:a xlink:type="simple" xlink:href="http://www.linkedin.com/vsearch/f?keywords=Troubleshooting&amp;goback=%2Enmp_*1_*1_*1_*1_*1_*1_*1_*1_*1_*1_*1&amp;trk=profile-skill-section"><text:span text:style-name="T9">Troubleshooting</text:span></text:a></text:p>
                    <text:list>
                      <text:list-item>
                        <text:p text:style-name="P13"><text:span text:style-name="Strong_20_Emphasis"><text:span text:style-name="T10"><draw:frame draw:style-name="fr3" draw:name="graphics13" text:anchor-type="as-char" svg:width="0.25in" svg:height="0.25in" draw:z-index="16"><draw:image xlink:href="http://s.c.lnkd.licdn.com/scds/common/u/images/themes/katy/ghosts/person/ghost_person_30x30_v1.png" xlink:type="simple" xlink:show="embed" xlink:actuate="onLoad"/></draw:frame></text:span></text:span><text:bookmark text:name="img-defer-id-20"/></text:p>
                      </text:list-item>
                      <text:list-item>
                        <text:p text:style-name="P13"><text:span text:style-name="Strong_20_Emphasis"><text:span text:style-name="T10"><draw:frame draw:style-name="fr3" draw:name="graphics14" text:anchor-type="as-char" svg:width="0.25in" svg:height="0.25in" draw:z-index="17"><draw:image xlink:href="http://m.c.lnkd.licdn.com/mpr/mpr/shrink_30_30/p/5/000/228/28a/1f491c9.jpg" xlink:type="simple" xlink:show="embed" xlink:actuate="onLoad"/></draw:frame></text:span></text:span><text:bookmark text:name="img-defer-id-21"/></text:p>
                      </text:list-item>
                      <text:list-item>
                        <text:p text:style-name="P13"><text:span text:style-name="Strong_20_Emphasis"><text:span text:style-name="T10"><draw:frame draw:style-name="fr3" draw:name="graphics15" text:anchor-type="as-char" svg:width="0.25in" svg:height="0.25in" draw:z-index="18"><draw:image xlink:href="http://m.c.lnkd.licdn.com/mpr/mpr/shrink_30_30/p/7/000/1f6/398/35ca177.jpg" xlink:type="simple" xlink:show="embed" xlink:actuate="onLoad"/></draw:frame></text:span></text:span><text:bookmark text:name="img-defer-id-22"/></text:p>
                      </text:list-item>
                      <text:list-item>
                        <text:p text:style-name="P13"><text:span text:style-name="Strong_20_Emphasis"><text:span text:style-name="T10"><draw:frame draw:style-name="fr3" draw:name="graphics16" text:anchor-type="as-char" svg:width="0.25in" svg:height="0.25in" draw:z-index="19"><draw:image xlink:href="http://m.c.lnkd.licdn.com/mpr/mpr/shrink_30_30/p/7/005/007/39d/0b55e34.jpg" xlink:type="simple" xlink:show="embed" xlink:actuate="onLoad"/></draw:frame></text:span></text:span><text:bookmark text:name="img-defer-id-23"/></text:p>
                      </text:list-item>
                      <text:list-item>
                        <text:p text:style-name="P13"><text:span text:style-name="Strong_20_Emphasis"><text:span text:style-name="T10"><draw:frame draw:style-name="fr3" draw:name="graphics17" text:anchor-type="as-char" svg:width="0.25in" svg:height="0.25in" draw:z-index="20"><draw:image xlink:href="http://m.c.lnkd.licdn.com/mpr/mpr/shrink_30_30/p/3/000/2a0/1c0/30c385a.jpg" xlink:type="simple" xlink:show="embed" xlink:actuate="onLoad"/></draw:frame></text:span></text:span><text:bookmark text:name="img-defer-id-24"/></text:p>
                      </text:list-item>
                      <text:list-item>
                        <text:p text:style-name="P13"><text:span text:style-name="Strong_20_Emphasis"><text:span text:style-name="T10"><draw:frame draw:style-name="fr3" draw:name="graphics18" text:anchor-type="as-char" svg:width="0.25in" svg:height="0.25in" draw:z-index="21"><draw:image xlink:href="http://s.c.lnkd.licdn.com/scds/common/u/images/themes/katy/ghosts/person/ghost_person_30x30_v1.png" xlink:type="simple" xlink:show="embed" xlink:actuate="onLoad"/></draw:frame></text:span></text:span><text:bookmark text:name="img-defer-id-25"/></text:p>
                      </text:list-item>
                      <text:list-item>
                        <text:p text:style-name="P13"><text:span text:style-name="Strong_20_Emphasis"><text:span text:style-name="T10"><draw:frame draw:style-name="fr3" draw:name="graphics19" text:anchor-type="as-char" svg:width="0.25in" svg:height="0.25in" draw:z-index="22"><draw:image xlink:href="http://m.c.lnkd.licdn.com/mpr/mpr/shrink_30_30/p/1/000/0ca/137/2aeb372.jpg" xlink:type="simple" xlink:show="embed" xlink:actuate="onLoad"/></draw:frame></text:span></text:span><text:bookmark text:name="img-defer-id-26"/></text:p>
                      </text:list-item>
                      <text:list-item>
                        <text:p text:style-name="P13"><text:soft-page-break/></text:p>
                      </text:list-item>
                    </text:list>
                  </text:list-item>
                  <text:list-item>
                    <text:p text:style-name="P3"><text:a xlink:type="simple" xlink:href="javascript:void(0)"><text:span text:style-name="T8">7</text:span></text:a><text:a xlink:type="simple" xlink:href="http://www.linkedin.com/vsearch/f?keywords=Networking&amp;goback=%2Enmp_*1_*1_*1_*1_*1_*1_*1_*1_*1_*1_*1&amp;trk=profile-skill-section"><text:span text:style-name="T9">Networking</text:span></text:a></text:p>
                    <text:list>
                      <text:list-item>
                        <text:p text:style-name="P13"><text:span text:style-name="Strong_20_Emphasis"><text:span text:style-name="T10"><draw:frame draw:style-name="fr3" draw:name="graphics20" text:anchor-type="as-char" svg:width="0.25in" svg:height="0.25in" draw:z-index="23"><draw:image xlink:href="http://m.c.lnkd.licdn.com/mpr/mpr/shrink_30_30/p/5/000/228/28a/1f491c9.jpg" xlink:type="simple" xlink:show="embed" xlink:actuate="onLoad"/></draw:frame></text:span></text:span><text:bookmark text:name="img-defer-id-27"/></text:p>
                      </text:list-item>
                      <text:list-item>
                        <text:p text:style-name="P13"><text:span text:style-name="Strong_20_Emphasis"><text:span text:style-name="T10"><draw:frame draw:style-name="fr3" draw:name="graphics21" text:anchor-type="as-char" svg:width="0.25in" svg:height="0.25in" draw:z-index="24"><draw:image xlink:href="http://m.c.lnkd.licdn.com/mpr/mpr/shrink_30_30/p/2/000/01f/1aa/2442cd4.jpg" xlink:type="simple" xlink:show="embed" xlink:actuate="onLoad"/></draw:frame></text:span></text:span><text:bookmark text:name="img-defer-id-28"/></text:p>
                      </text:list-item>
                      <text:list-item>
                        <text:p text:style-name="P13"><text:span text:style-name="Strong_20_Emphasis"><text:span text:style-name="T10"><draw:frame draw:style-name="fr3" draw:name="graphics22" text:anchor-type="as-char" svg:width="0.25in" svg:height="0.25in" draw:z-index="25"><draw:image xlink:href="http://m.c.lnkd.licdn.com/mpr/mpr/shrink_30_30/p/7/000/1f6/398/35ca177.jpg" xlink:type="simple" xlink:show="embed" xlink:actuate="onLoad"/></draw:frame></text:span></text:span><text:bookmark text:name="img-defer-id-29"/></text:p>
                      </text:list-item>
                      <text:list-item>
                        <text:p text:style-name="P13"><text:span text:style-name="Strong_20_Emphasis"><text:span text:style-name="T10"><draw:frame draw:style-name="fr3" draw:name="graphics23" text:anchor-type="as-char" svg:width="0.25in" svg:height="0.25in" draw:z-index="26"><draw:image xlink:href="http://m.c.lnkd.licdn.com/mpr/mpr/shrink_30_30/p/7/005/007/39d/0b55e34.jpg" xlink:type="simple" xlink:show="embed" xlink:actuate="onLoad"/></draw:frame></text:span></text:span><text:bookmark text:name="img-defer-id-30"/></text:p>
                      </text:list-item>
                      <text:list-item>
                        <text:p text:style-name="P13"><text:span text:style-name="Strong_20_Emphasis"><text:span text:style-name="T10"><draw:frame draw:style-name="fr3" draw:name="graphics24" text:anchor-type="as-char" svg:width="0.25in" svg:height="0.25in" draw:z-index="27"><draw:image xlink:href="http://m.c.lnkd.licdn.com/mpr/mpr/shrink_30_30/p/3/000/2a0/1c0/30c385a.jpg" xlink:type="simple" xlink:show="embed" xlink:actuate="onLoad"/></draw:frame></text:span></text:span><text:bookmark text:name="img-defer-id-31"/></text:p>
                      </text:list-item>
                      <text:list-item>
                        <text:p text:style-name="P13"><text:span text:style-name="Strong_20_Emphasis"><text:span text:style-name="T10"><draw:frame draw:style-name="fr3" draw:name="graphics25" text:anchor-type="as-char" svg:width="0.25in" svg:height="0.25in" draw:z-index="28"><draw:image xlink:href="http://s.c.lnkd.licdn.com/scds/common/u/images/themes/katy/ghosts/person/ghost_person_30x30_v1.png" xlink:type="simple" xlink:show="embed" xlink:actuate="onLoad"/></draw:frame></text:span></text:span><text:bookmark text:name="img-defer-id-32"/></text:p>
                      </text:list-item>
                      <text:list-item>
                        <text:p text:style-name="P13"><text:span text:style-name="Strong_20_Emphasis"><text:span text:style-name="T10"><draw:frame draw:style-name="fr3" draw:name="graphics26" text:anchor-type="as-char" svg:width="0.25in" svg:height="0.25in" draw:z-index="29"><draw:image xlink:href="http://m.c.lnkd.licdn.com/mpr/mpr/shrink_30_30/p/1/000/0ca/137/2aeb372.jpg" xlink:type="simple" xlink:show="embed" xlink:actuate="onLoad"/></draw:frame></text:span></text:span><text:bookmark text:name="img-defer-id-33"/></text:p>
                      </text:list-item>
                      <text:list-item>
                        <text:p text:style-name="P13"/>
                      </text:list-item>
                    </text:list>
                  </text:list-item>
                  <text:list-item>
                    <text:p text:style-name="P3"><text:a xlink:type="simple" xlink:href="javascript:void(0)"><text:span text:style-name="T8">6</text:span></text:a><text:a xlink:type="simple" xlink:href="http://www.linkedin.com/vsearch/f?keywords=VoIP&amp;goback=%2Enmp_*1_*1_*1_*1_*1_*1_*1_*1_*1_*1_*1&amp;trk=profile-skill-section"><text:span text:style-name="T9">VoIP</text:span></text:a></text:p>
                    <text:list>
                      <text:list-item>
                        <text:p text:style-name="P13"><text:span text:style-name="Strong_20_Emphasis"><text:span text:style-name="T10"><draw:frame draw:style-name="fr3" draw:name="graphics27" text:anchor-type="as-char" svg:width="0.25in" svg:height="0.25in" draw:z-index="30"><draw:image xlink:href="http://m.c.lnkd.licdn.com/mpr/mpr/shrink_30_30/p/5/000/228/28a/1f491c9.jpg" xlink:type="simple" xlink:show="embed" xlink:actuate="onLoad"/></draw:frame></text:span></text:span><text:bookmark text:name="img-defer-id-34"/></text:p>
                      </text:list-item>
                      <text:list-item>
                        <text:p text:style-name="P13"><text:span text:style-name="Strong_20_Emphasis"><text:span text:style-name="T10"><draw:frame draw:style-name="fr3" draw:name="graphics28" text:anchor-type="as-char" svg:width="0.25in" svg:height="0.25in" draw:z-index="31"><draw:image xlink:href="http://m.c.lnkd.licdn.com/mpr/mpr/shrink_30_30/p/7/005/007/39d/0b55e34.jpg" xlink:type="simple" xlink:show="embed" xlink:actuate="onLoad"/></draw:frame></text:span></text:span><text:bookmark text:name="img-defer-id-35"/></text:p>
                      </text:list-item>
                      <text:list-item>
                        <text:p text:style-name="P13"><text:span text:style-name="Strong_20_Emphasis"><text:span text:style-name="T10"><draw:frame draw:style-name="fr3" draw:name="graphics29" text:anchor-type="as-char" svg:width="0.25in" svg:height="0.25in" draw:z-index="32"><draw:image xlink:href="http://m.c.lnkd.licdn.com/mpr/mpr/shrink_30_30/p/3/000/2a0/1c0/30c385a.jpg" xlink:type="simple" xlink:show="embed" xlink:actuate="onLoad"/></draw:frame></text:span></text:span><text:bookmark text:name="img-defer-id-36"/></text:p>
                      </text:list-item>
                      <text:list-item>
                        <text:p text:style-name="P13"><text:span text:style-name="Strong_20_Emphasis"><text:span text:style-name="T10"><draw:frame draw:style-name="fr3" draw:name="graphics30" text:anchor-type="as-char" svg:width="0.25in" svg:height="0.25in" draw:z-index="33"><draw:image xlink:href="http://s.c.lnkd.licdn.com/scds/common/u/images/themes/katy/ghosts/person/ghost_person_30x30_v1.png" xlink:type="simple" xlink:show="embed" xlink:actuate="onLoad"/></draw:frame></text:span></text:span><text:bookmark text:name="img-defer-id-37"/></text:p>
                      </text:list-item>
                      <text:list-item>
                        <text:p text:style-name="P13"><text:span text:style-name="Strong_20_Emphasis"><text:span text:style-name="T10"><draw:frame draw:style-name="fr3" draw:name="graphics31" text:anchor-type="as-char" svg:width="0.25in" svg:height="0.25in" draw:z-index="34"><draw:image xlink:href="http://m.c.lnkd.licdn.com/mpr/mpr/shrink_30_30/p/1/000/0ca/137/2aeb372.jpg" xlink:type="simple" xlink:show="embed" xlink:actuate="onLoad"/></draw:frame></text:span></text:span><text:bookmark text:name="img-defer-id-38"/></text:p>
                      </text:list-item>
                      <text:list-item>
                        <text:p text:style-name="P13"><text:span text:style-name="Strong_20_Emphasis"><text:span text:style-name="T10"><draw:frame draw:style-name="fr3" draw:name="graphics32" text:anchor-type="as-char" svg:width="0.25in" svg:height="0.25in" draw:z-index="35"><draw:image xlink:href="http://m.c.lnkd.licdn.com/mpr/mpr/shrink_30_30/p/2/000/01f/1aa/2442cd4.jpg" xlink:type="simple" xlink:show="embed" xlink:actuate="onLoad"/></draw:frame></text:span></text:span><text:bookmark text:name="img-defer-id-39"/></text:p>
                      </text:list-item>
                      <text:list-item>
                        <text:p text:style-name="P13"/>
                      </text:list-item>
                    </text:list>
                  </text:list-item>
                  <text:list-item>
                    <text:p text:style-name="P3"><text:a xlink:type="simple" xlink:href="javascript:void(0)"><text:span text:style-name="T8">6</text:span></text:a><text:a xlink:type="simple" xlink:href="http://www.linkedin.com/vsearch/f?keywords=Network+Administration&amp;goback=%2Enmp_*1_*1_*1_*1_*1_*1_*1_*1_*1_*1_*1&amp;trk=profile-skill-section"><text:span text:style-name="T9">Network Administration</text:span></text:a></text:p>
                    <text:list>
                      <text:list-item>
                        <text:p text:style-name="P13"><text:span text:style-name="Strong_20_Emphasis"><text:span text:style-name="T10"><draw:frame draw:style-name="fr3" draw:name="graphics33" text:anchor-type="as-char" svg:width="0.25in" svg:height="0.25in" draw:z-index="36"><draw:image xlink:href="http://m.c.lnkd.licdn.com/mpr/mpr/shrink_30_30/p/1/000/0ca/137/2aeb372.jpg" xlink:type="simple" xlink:show="embed" xlink:actuate="onLoad"/></draw:frame></text:span></text:span><text:bookmark text:name="img-defer-id-40"/></text:p>
                      </text:list-item>
                      <text:list-item>
                        <text:p text:style-name="P13"><text:span text:style-name="Strong_20_Emphasis"><text:span text:style-name="T10"><draw:frame draw:style-name="fr3" draw:name="graphics34" text:anchor-type="as-char" svg:width="0.25in" svg:height="0.25in" draw:z-index="37"><draw:image xlink:href="http://m.c.lnkd.licdn.com/mpr/mpr/shrink_30_30/p/5/000/228/28a/1f491c9.jpg" xlink:type="simple" xlink:show="embed" xlink:actuate="onLoad"/></draw:frame></text:span></text:span><text:bookmark text:name="img-defer-id-41"/></text:p>
                      </text:list-item>
                      <text:list-item>
                        <text:p text:style-name="P13"><text:span text:style-name="Strong_20_Emphasis"><text:span text:style-name="T10"><draw:frame draw:style-name="fr3" draw:name="graphics35" text:anchor-type="as-char" svg:width="0.25in" svg:height="0.25in" draw:z-index="38"><draw:image xlink:href="http://s.c.lnkd.licdn.com/scds/common/u/images/themes/katy/ghosts/person/ghost_person_30x30_v1.png" xlink:type="simple" xlink:show="embed" xlink:actuate="onLoad"/></draw:frame></text:span></text:span><text:bookmark text:name="img-defer-id-42"/></text:p>
                      </text:list-item>
                      <text:list-item>
                        <text:p text:style-name="P13"><text:span text:style-name="Strong_20_Emphasis"><text:span text:style-name="T10"><draw:frame draw:style-name="fr3" draw:name="graphics36" text:anchor-type="as-char" svg:width="0.25in" svg:height="0.25in" draw:z-index="39"><draw:image xlink:href="http://m.c.lnkd.licdn.com/mpr/mpr/shrink_30_30/p/3/000/2a0/1c0/30c385a.jpg" xlink:type="simple" xlink:show="embed" xlink:actuate="onLoad"/></draw:frame></text:span></text:span><text:bookmark text:name="img-defer-id-43"/></text:p>
                      </text:list-item>
                      <text:list-item>
                        <text:p text:style-name="P13"><text:span text:style-name="Strong_20_Emphasis"><text:span text:style-name="T10"><draw:frame draw:style-name="fr3" draw:name="graphics37" text:anchor-type="as-char" svg:width="0.25in" svg:height="0.25in" draw:z-index="40"><draw:image xlink:href="http://m.c.lnkd.licdn.com/mpr/mpr/shrink_30_30/p/7/005/007/39d/0b55e34.jpg" xlink:type="simple" xlink:show="embed" xlink:actuate="onLoad"/></draw:frame></text:span></text:span><text:bookmark text:name="img-defer-id-44"/></text:p>
                      </text:list-item>
                      <text:list-item>
                        <text:p text:style-name="P13"><text:span text:style-name="Strong_20_Emphasis"><text:span text:style-name="T10"><draw:frame draw:style-name="fr3" draw:name="graphics38" text:anchor-type="as-char" svg:width="0.25in" svg:height="0.25in" draw:z-index="41"><draw:image xlink:href="http://m.c.lnkd.licdn.com/mpr/mpr/shrink_30_30/p/7/000/1f6/398/35ca177.jpg" xlink:type="simple" xlink:show="embed" xlink:actuate="onLoad"/></draw:frame></text:span></text:span><text:bookmark text:name="img-defer-id-45"/></text:p>
                      </text:list-item>
                      <text:list-item>
                        <text:p text:style-name="P13"/>
                      </text:list-item>
                    </text:list>
                  </text:list-item>
                  <text:list-item>
                    <text:p text:style-name="P3"><text:a xlink:type="simple" xlink:href="javascript:void(0)"><text:span text:style-name="T8">5</text:span></text:a><text:a xlink:type="simple" xlink:href="http://www.linkedin.com/vsearch/f?keywords=Linux&amp;goback=%2Enmp_*1_*1_*1_*1_*1_*1_*1_*1_*1_*1_*1&amp;trk=profile-skill-section"><text:span text:style-name="T9">Linux</text:span></text:a></text:p>
                    <text:list>
                      <text:list-item>
                        <text:p text:style-name="P13"><text:span text:style-name="Strong_20_Emphasis"><text:span text:style-name="T10"><draw:frame draw:style-name="fr3" draw:name="graphics39" text:anchor-type="as-char" svg:width="0.25in" svg:height="0.25in" draw:z-index="42"><draw:image xlink:href="http://m.c.lnkd.licdn.com/mpr/mpr/shrink_30_30/p/5/000/228/28a/1f491c9.jpg" xlink:type="simple" xlink:show="embed" xlink:actuate="onLoad"/></draw:frame></text:span></text:span><text:bookmark text:name="img-defer-id-46"/></text:p>
                      </text:list-item>
                      <text:list-item>
                        <text:p text:style-name="P13"><text:span text:style-name="Strong_20_Emphasis"><text:span text:style-name="T10"><draw:frame draw:style-name="fr3" draw:name="graphics40" text:anchor-type="as-char" svg:width="0.25in" svg:height="0.25in" draw:z-index="43"><draw:image xlink:href="http://m.c.lnkd.licdn.com/mpr/mpr/shrink_30_30/p/7/005/007/39d/0b55e34.jpg" xlink:type="simple" xlink:show="embed" xlink:actuate="onLoad"/></draw:frame></text:span></text:span><text:bookmark text:name="img-defer-id-47"/></text:p>
                      </text:list-item>
                      <text:list-item>
                        <text:p text:style-name="P13"><text:soft-page-break/><text:span text:style-name="Strong_20_Emphasis"><text:span text:style-name="T10"><draw:frame draw:style-name="fr3" draw:name="graphics41" text:anchor-type="as-char" svg:width="0.25in" svg:height="0.25in" draw:z-index="44"><draw:image xlink:href="http://m.c.lnkd.licdn.com/mpr/mpr/shrink_30_30/p/3/000/2a0/1c0/30c385a.jpg" xlink:type="simple" xlink:show="embed" xlink:actuate="onLoad"/></draw:frame></text:span></text:span><text:bookmark text:name="img-defer-id-48"/></text:p>
                      </text:list-item>
                      <text:list-item>
                        <text:p text:style-name="P13"><text:span text:style-name="Strong_20_Emphasis"><text:span text:style-name="T10"><draw:frame draw:style-name="fr3" draw:name="graphics42" text:anchor-type="as-char" svg:width="0.25in" svg:height="0.25in" draw:z-index="45"><draw:image xlink:href="http://m.c.lnkd.licdn.com/mpr/mpr/shrink_30_30/p/1/000/0ca/137/2aeb372.jpg" xlink:type="simple" xlink:show="embed" xlink:actuate="onLoad"/></draw:frame></text:span></text:span><text:bookmark text:name="img-defer-id-49"/></text:p>
                      </text:list-item>
                      <text:list-item>
                        <text:p text:style-name="P13"><text:span text:style-name="Strong_20_Emphasis"><text:span text:style-name="T10"><draw:frame draw:style-name="fr3" draw:name="graphics43" text:anchor-type="as-char" svg:width="0.25in" svg:height="0.25in" draw:z-index="46"><draw:image xlink:href="http://s.c.lnkd.licdn.com/scds/common/u/images/themes/katy/ghosts/person/ghost_person_30x30_v1.png" xlink:type="simple" xlink:show="embed" xlink:actuate="onLoad"/></draw:frame></text:span></text:span><text:bookmark text:name="img-defer-id-50"/></text:p>
                      </text:list-item>
                      <text:list-item>
                        <text:p text:style-name="P13"/>
                      </text:list-item>
                    </text:list>
                  </text:list-item>
                  <text:list-item>
                    <text:p text:style-name="P3"><text:a xlink:type="simple" xlink:href="javascript:void(0)"><text:span text:style-name="T8">5</text:span></text:a><text:a xlink:type="simple" xlink:href="http://www.linkedin.com/vsearch/f?keywords=Software+Installation&amp;goback=%2Enmp_*1_*1_*1_*1_*1_*1_*1_*1_*1_*1_*1&amp;trk=profile-skill-section"><text:span text:style-name="T9">Software Installation</text:span></text:a></text:p>
                    <text:list>
                      <text:list-item>
                        <text:p text:style-name="P13"><text:span text:style-name="Strong_20_Emphasis"><text:span text:style-name="T10"><draw:frame draw:style-name="fr3" draw:name="graphics44" text:anchor-type="as-char" svg:width="0.25in" svg:height="0.25in" draw:z-index="47"><draw:image xlink:href="http://m.c.lnkd.licdn.com/mpr/mpr/shrink_30_30/p/5/000/228/28a/1f491c9.jpg" xlink:type="simple" xlink:show="embed" xlink:actuate="onLoad"/></draw:frame></text:span></text:span><text:bookmark text:name="img-defer-id-51"/></text:p>
                      </text:list-item>
                      <text:list-item>
                        <text:p text:style-name="P13"><text:span text:style-name="Strong_20_Emphasis"><text:span text:style-name="T10"><draw:frame draw:style-name="fr3" draw:name="graphics45" text:anchor-type="as-char" svg:width="0.25in" svg:height="0.25in" draw:z-index="48"><draw:image xlink:href="http://m.c.lnkd.licdn.com/mpr/mpr/shrink_30_30/p/3/000/2a0/1c0/30c385a.jpg" xlink:type="simple" xlink:show="embed" xlink:actuate="onLoad"/></draw:frame></text:span></text:span><text:bookmark text:name="img-defer-id-52"/></text:p>
                      </text:list-item>
                      <text:list-item>
                        <text:p text:style-name="P13"><text:span text:style-name="Strong_20_Emphasis"><text:span text:style-name="T10"><draw:frame draw:style-name="fr3" draw:name="graphics46" text:anchor-type="as-char" svg:width="0.25in" svg:height="0.25in" draw:z-index="49"><draw:image xlink:href="http://m.c.lnkd.licdn.com/mpr/mpr/shrink_30_30/p/7/005/007/39d/0b55e34.jpg" xlink:type="simple" xlink:show="embed" xlink:actuate="onLoad"/></draw:frame></text:span></text:span><text:bookmark text:name="img-defer-id-53"/></text:p>
                      </text:list-item>
                      <text:list-item>
                        <text:p text:style-name="P13"><text:span text:style-name="Strong_20_Emphasis"><text:span text:style-name="T10"><draw:frame draw:style-name="fr3" draw:name="graphics47" text:anchor-type="as-char" svg:width="0.25in" svg:height="0.25in" draw:z-index="50"><draw:image xlink:href="http://s.c.lnkd.licdn.com/scds/common/u/images/themes/katy/ghosts/person/ghost_person_30x30_v1.png" xlink:type="simple" xlink:show="embed" xlink:actuate="onLoad"/></draw:frame></text:span></text:span><text:bookmark text:name="img-defer-id-54"/></text:p>
                      </text:list-item>
                      <text:list-item>
                        <text:p text:style-name="P13"><text:span text:style-name="Strong_20_Emphasis"><text:span text:style-name="T10"><draw:frame draw:style-name="fr3" draw:name="graphics48" text:anchor-type="as-char" svg:width="0.25in" svg:height="0.25in" draw:z-index="51"><draw:image xlink:href="http://m.c.lnkd.licdn.com/mpr/mpr/shrink_30_30/p/1/000/0ca/137/2aeb372.jpg" xlink:type="simple" xlink:show="embed" xlink:actuate="onLoad"/></draw:frame></text:span></text:span><text:bookmark text:name="img-defer-id-55"/></text:p>
                      </text:list-item>
                      <text:list-item>
                        <text:p text:style-name="P13"/>
                      </text:list-item>
                    </text:list>
                  </text:list-item>
                  <text:list-item>
                    <text:p text:style-name="P3"><text:a xlink:type="simple" xlink:href="javascript:void(0)"><text:span text:style-name="T8">5</text:span></text:a><text:a xlink:type="simple" xlink:href="http://www.linkedin.com/vsearch/f?keywords=Network+Security&amp;goback=%2Enmp_*1_*1_*1_*1_*1_*1_*1_*1_*1_*1_*1&amp;trk=profile-skill-section"><text:span text:style-name="T9">Network Security</text:span></text:a></text:p>
                    <text:list>
                      <text:list-item>
                        <text:p text:style-name="P13"><text:span text:style-name="Strong_20_Emphasis"><text:span text:style-name="T10"><draw:frame draw:style-name="fr3" draw:name="graphics49" text:anchor-type="as-char" svg:width="0.25in" svg:height="0.25in" draw:z-index="52"><draw:image xlink:href="http://m.c.lnkd.licdn.com/mpr/mpr/shrink_30_30/p/1/000/0ca/137/2aeb372.jpg" xlink:type="simple" xlink:show="embed" xlink:actuate="onLoad"/></draw:frame></text:span></text:span><text:bookmark text:name="img-defer-id-56"/></text:p>
                      </text:list-item>
                      <text:list-item>
                        <text:p text:style-name="P13"><text:span text:style-name="Strong_20_Emphasis"><text:span text:style-name="T10"><draw:frame draw:style-name="fr3" draw:name="graphics50" text:anchor-type="as-char" svg:width="0.25in" svg:height="0.25in" draw:z-index="53"><draw:image xlink:href="http://m.c.lnkd.licdn.com/mpr/mpr/shrink_30_30/p/5/000/228/28a/1f491c9.jpg" xlink:type="simple" xlink:show="embed" xlink:actuate="onLoad"/></draw:frame></text:span></text:span><text:bookmark text:name="img-defer-id-57"/></text:p>
                      </text:list-item>
                      <text:list-item>
                        <text:p text:style-name="P13"><text:span text:style-name="Strong_20_Emphasis"><text:span text:style-name="T10"><draw:frame draw:style-name="fr3" draw:name="graphics51" text:anchor-type="as-char" svg:width="0.25in" svg:height="0.25in" draw:z-index="54"><draw:image xlink:href="http://s.c.lnkd.licdn.com/scds/common/u/images/themes/katy/ghosts/person/ghost_person_30x30_v1.png" xlink:type="simple" xlink:show="embed" xlink:actuate="onLoad"/></draw:frame></text:span></text:span><text:bookmark text:name="img-defer-id-58"/></text:p>
                      </text:list-item>
                      <text:list-item>
                        <text:p text:style-name="P13"><text:span text:style-name="Strong_20_Emphasis"><text:span text:style-name="T10"><draw:frame draw:style-name="fr3" draw:name="graphics52" text:anchor-type="as-char" svg:width="0.25in" svg:height="0.25in" draw:z-index="55"><draw:image xlink:href="http://m.c.lnkd.licdn.com/mpr/mpr/shrink_30_30/p/3/000/2a0/1c0/30c385a.jpg" xlink:type="simple" xlink:show="embed" xlink:actuate="onLoad"/></draw:frame></text:span></text:span><text:bookmark text:name="img-defer-id-59"/></text:p>
                      </text:list-item>
                      <text:list-item>
                        <text:p text:style-name="P13"><text:span text:style-name="Strong_20_Emphasis"><text:span text:style-name="T10"><draw:frame draw:style-name="fr3" draw:name="graphics53" text:anchor-type="as-char" svg:width="0.25in" svg:height="0.25in" draw:z-index="56"><draw:image xlink:href="http://m.c.lnkd.licdn.com/mpr/mpr/shrink_30_30/p/7/005/007/39d/0b55e34.jpg" xlink:type="simple" xlink:show="embed" xlink:actuate="onLoad"/></draw:frame></text:span></text:span><text:bookmark text:name="img-defer-id-60"/></text:p>
                      </text:list-item>
                      <text:list-item>
                        <text:p text:style-name="P13"/>
                      </text:list-item>
                    </text:list>
                  </text:list-item>
                  <text:list-item>
                    <text:p text:style-name="P3"><text:a xlink:type="simple" xlink:href="javascript:void(0)"><text:span text:style-name="T8">4</text:span></text:a><text:a xlink:type="simple" xlink:href="http://www.linkedin.com/vsearch/f?keywords=Telecommunications&amp;goback=%2Enmp_*1_*1_*1_*1_*1_*1_*1_*1_*1_*1_*1&amp;trk=profile-skill-section"><text:span text:style-name="T9">Telecommunications</text:span></text:a></text:p>
                    <text:list>
                      <text:list-item>
                        <text:p text:style-name="P13"><text:span text:style-name="Strong_20_Emphasis"><text:span text:style-name="T10"><draw:frame draw:style-name="fr3" draw:name="graphics54" text:anchor-type="as-char" svg:width="0.25in" svg:height="0.25in" draw:z-index="57"><draw:image xlink:href="http://m.c.lnkd.licdn.com/mpr/mpr/shrink_30_30/p/5/000/228/28a/1f491c9.jpg" xlink:type="simple" xlink:show="embed" xlink:actuate="onLoad"/></draw:frame></text:span></text:span><text:bookmark text:name="img-defer-id-61"/></text:p>
                      </text:list-item>
                      <text:list-item>
                        <text:p text:style-name="P13"><text:span text:style-name="Strong_20_Emphasis"><text:span text:style-name="T10"><draw:frame draw:style-name="fr3" draw:name="graphics55" text:anchor-type="as-char" svg:width="0.25in" svg:height="0.25in" draw:z-index="58"><draw:image xlink:href="http://m.c.lnkd.licdn.com/mpr/mpr/shrink_30_30/p/7/005/007/39d/0b55e34.jpg" xlink:type="simple" xlink:show="embed" xlink:actuate="onLoad"/></draw:frame></text:span></text:span><text:bookmark text:name="img-defer-id-62"/></text:p>
                      </text:list-item>
                      <text:list-item>
                        <text:p text:style-name="P13"><text:span text:style-name="Strong_20_Emphasis"><text:span text:style-name="T10"><draw:frame draw:style-name="fr3" draw:name="graphics56" text:anchor-type="as-char" svg:width="0.25in" svg:height="0.25in" draw:z-index="59"><draw:image xlink:href="http://s.c.lnkd.licdn.com/scds/common/u/images/themes/katy/ghosts/person/ghost_person_30x30_v1.png" xlink:type="simple" xlink:show="embed" xlink:actuate="onLoad"/></draw:frame></text:span></text:span><text:bookmark text:name="img-defer-id-63"/></text:p>
                      </text:list-item>
                      <text:list-item>
                        <text:p text:style-name="P13"><text:span text:style-name="Strong_20_Emphasis"><text:span text:style-name="T10"><draw:frame draw:style-name="fr3" draw:name="graphics57" text:anchor-type="as-char" svg:width="0.25in" svg:height="0.25in" draw:z-index="60"><draw:image xlink:href="http://m.c.lnkd.licdn.com/mpr/mpr/shrink_30_30/p/1/000/0ca/137/2aeb372.jpg" xlink:type="simple" xlink:show="embed" xlink:actuate="onLoad"/></draw:frame></text:span></text:span><text:bookmark text:name="img-defer-id-64"/></text:p>
                      </text:list-item>
                      <text:list-item>
                        <text:p text:style-name="P13"/>
                      </text:list-item>
                    </text:list>
                  </text:list-item>
                  <text:list-item>
                    <text:p text:style-name="P3"><text:a xlink:type="simple" xlink:href="javascript:void(0)"><text:span text:style-name="T8">4</text:span></text:a><text:a xlink:type="simple" xlink:href="http://www.linkedin.com/vsearch/f?keywords=Security&amp;goback=%2Enmp_*1_*1_*1_*1_*1_*1_*1_*1_*1_*1_*1&amp;trk=profile-skill-section"><text:span text:style-name="T9">Security</text:span></text:a></text:p>
                    <text:list>
                      <text:list-item>
                        <text:p text:style-name="P13"><text:span text:style-name="Strong_20_Emphasis"><text:span text:style-name="T10"><draw:frame draw:style-name="fr3" draw:name="graphics58" text:anchor-type="as-char" svg:width="0.25in" svg:height="0.25in" draw:z-index="61"><draw:image xlink:href="http://m.c.lnkd.licdn.com/mpr/mpr/shrink_30_30/p/1/000/0ca/137/2aeb372.jpg" xlink:type="simple" xlink:show="embed" xlink:actuate="onLoad"/></draw:frame></text:span></text:span><text:bookmark text:name="img-defer-id-65"/></text:p>
                      </text:list-item>
                      <text:list-item>
                        <text:p text:style-name="P13"><text:span text:style-name="Strong_20_Emphasis"><text:span text:style-name="T10"><draw:frame draw:style-name="fr3" draw:name="graphics59" text:anchor-type="as-char" svg:width="0.25in" svg:height="0.25in" draw:z-index="62"><draw:image xlink:href="http://m.c.lnkd.licdn.com/mpr/mpr/shrink_30_30/p/5/000/228/28a/1f491c9.jpg" xlink:type="simple" xlink:show="embed" xlink:actuate="onLoad"/></draw:frame></text:span></text:span><text:bookmark text:name="img-defer-id-66"/></text:p>
                      </text:list-item>
                      <text:list-item>
                        <text:p text:style-name="P13"><text:span text:style-name="Strong_20_Emphasis"><text:span text:style-name="T10"><draw:frame draw:style-name="fr3" draw:name="graphics60" text:anchor-type="as-char" svg:width="0.25in" svg:height="0.25in" draw:z-index="63"><draw:image xlink:href="http://s.c.lnkd.licdn.com/scds/common/u/images/themes/katy/ghosts/person/ghost_person_30x30_v1.png" xlink:type="simple" xlink:show="embed" xlink:actuate="onLoad"/></draw:frame></text:span></text:span><text:bookmark text:name="img-defer-id-67"/></text:p>
                      </text:list-item>
                      <text:list-item>
                        <text:p text:style-name="P13"><text:span text:style-name="Strong_20_Emphasis"><text:span text:style-name="T10"><draw:frame draw:style-name="fr3" draw:name="graphics61" text:anchor-type="as-char" svg:width="0.25in" svg:height="0.25in" draw:z-index="64"><draw:image xlink:href="http://m.c.lnkd.licdn.com/mpr/mpr/shrink_30_30/p/3/000/2a0/1c0/30c385a.jpg" xlink:type="simple" xlink:show="embed" xlink:actuate="onLoad"/></draw:frame></text:span></text:span><text:bookmark text:name="img-defer-id-68"/></text:p>
                      </text:list-item>
                      <text:list-item>
                        <text:p text:style-name="P13"/>
                      </text:list-item>
                    </text:list>
                  </text:list-item>
                </text:list>
                <text:h text:style-name="P23" text:outline-level="5"><text:soft-page-break/>Seth also knows about...</text:h>
                <text:list xml:id="list5483934020510513242" text:style-name="L2">
                  <text:list-item>
                    <text:p text:style-name="P14"><text:a xlink:type="simple" xlink:href="javascript:void(0)"><text:span text:style-name="T8">3</text:span></text:a><text:a xlink:type="simple" xlink:href="http://www.linkedin.com/vsearch/f?keywords=C%2B%2B&amp;goback=%2Enmp_*1_*1_*1_*1_*1_*1_*1_*1_*1_*1_*1&amp;trk=profile-skill-section"><text:span text:style-name="T9">C++</text:span></text:a></text:p>
                  </text:list-item>
                  <text:list-item>
                    <text:p text:style-name="P14"><text:a xlink:type="simple" xlink:href="javascript:void(0)"><text:span text:style-name="T8">3</text:span></text:a><text:a xlink:type="simple" xlink:href="http://www.linkedin.com/vsearch/f?keywords=Fiber+Optics&amp;goback=%2Enmp_*1_*1_*1_*1_*1_*1_*1_*1_*1_*1_*1&amp;trk=profile-skill-section"><text:span text:style-name="T9">Fiber Optics</text:span></text:a></text:p>
                  </text:list-item>
                  <text:list-item>
                    <text:p text:style-name="P14"><text:a xlink:type="simple" xlink:href="javascript:void(0)"><text:span text:style-name="T8">3</text:span></text:a><text:a xlink:type="simple" xlink:href="http://www.linkedin.com/vsearch/f?keywords=PHP&amp;goback=%2Enmp_*1_*1_*1_*1_*1_*1_*1_*1_*1_*1_*1&amp;trk=profile-skill-section"><text:span text:style-name="T9">PHP</text:span></text:a></text:p>
                  </text:list-item>
                  <text:list-item>
                    <text:p text:style-name="P14"><text:a xlink:type="simple" xlink:href="javascript:void(0)"><text:span text:style-name="T8">3</text:span></text:a><text:a xlink:type="simple" xlink:href="http://www.linkedin.com/vsearch/f?keywords=Windows&amp;goback=%2Enmp_*1_*1_*1_*1_*1_*1_*1_*1_*1_*1_*1&amp;trk=profile-skill-section"><text:span text:style-name="T9">Windows</text:span></text:a></text:p>
                  </text:list-item>
                  <text:list-item>
                    <text:p text:style-name="P14"><text:a xlink:type="simple" xlink:href="javascript:void(0)"><text:span text:style-name="T8">3</text:span></text:a><text:a xlink:type="simple" xlink:href="http://www.linkedin.com/vsearch/f?keywords=Programming&amp;goback=%2Enmp_*1_*1_*1_*1_*1_*1_*1_*1_*1_*1_*1&amp;trk=profile-skill-section"><text:span text:style-name="T9">Programming</text:span></text:a></text:p>
                  </text:list-item>
                  <text:list-item>
                    <text:p text:style-name="P14"><text:a xlink:type="simple" xlink:href="javascript:void(0)"><text:span text:style-name="T8">3</text:span></text:a><text:a xlink:type="simple" xlink:href="http://www.linkedin.com/vsearch/f?keywords=MySQL&amp;goback=%2Enmp_*1_*1_*1_*1_*1_*1_*1_*1_*1_*1_*1&amp;trk=profile-skill-section"><text:span text:style-name="T9">MySQL</text:span></text:a></text:p>
                  </text:list-item>
                  <text:list-item>
                    <text:p text:style-name="P14"><text:a xlink:type="simple" xlink:href="javascript:void(0)"><text:span text:style-name="T8">3</text:span></text:a><text:a xlink:type="simple" xlink:href="http://www.linkedin.com/vsearch/f?keywords=Apache&amp;goback=%2Enmp_*1_*1_*1_*1_*1_*1_*1_*1_*1_*1_*1&amp;trk=profile-skill-section"><text:span text:style-name="T9">Apache</text:span></text:a></text:p>
                  </text:list-item>
                  <text:list-item>
                    <text:p text:style-name="P14"><text:a xlink:type="simple" xlink:href="javascript:void(0)"><text:span text:style-name="T8">3</text:span></text:a><text:a xlink:type="simple" xlink:href="http://www.linkedin.com/vsearch/f?keywords=Help+Desk+Support&amp;goback=%2Enmp_*1_*1_*1_*1_*1_*1_*1_*1_*1_*1_*1&amp;trk=profile-skill-section"><text:span text:style-name="T9">Help Desk Support</text:span></text:a></text:p>
                  </text:list-item>
                  <text:list-item>
                    <text:p text:style-name="P14"><text:a xlink:type="simple" xlink:href="javascript:void(0)"><text:span text:style-name="T8">3</text:span></text:a><text:a xlink:type="simple" xlink:href="http://www.linkedin.com/vsearch/f?keywords=TCP%2FIP&amp;goback=%2Enmp_*1_*1_*1_*1_*1_*1_*1_*1_*1_*1_*1&amp;trk=profile-skill-section"><text:span text:style-name="T9">TCP/IP</text:span></text:a></text:p>
                  </text:list-item>
                  <text:list-item>
                    <text:p text:style-name="P14"><text:a xlink:type="simple" xlink:href="javascript:void(0)"><text:span text:style-name="T8">3</text:span></text:a><text:a xlink:type="simple" xlink:href="http://www.linkedin.com/vsearch/f?keywords=Operating+Systems&amp;goback=%2Enmp_*1_*1_*1_*1_*1_*1_*1_*1_*1_*1_*1&amp;trk=profile-skill-section"><text:span text:style-name="T9">Operating Systems</text:span></text:a></text:p>
                  </text:list-item>
                  <text:list-item>
                    <text:p text:style-name="P14"><text:a xlink:type="simple" xlink:href="javascript:void(0)"><text:span text:style-name="T8">3</text:span></text:a><text:a xlink:type="simple" xlink:href="http://www.linkedin.com/vsearch/f?keywords=Electronics&amp;goback=%2Enmp_*1_*1_*1_*1_*1_*1_*1_*1_*1_*1_*1&amp;trk=profile-skill-section"><text:span text:style-name="T9">Electronics</text:span></text:a></text:p>
                  </text:list-item>
                  <text:list-item>
                    <text:p text:style-name="P14"><text:a xlink:type="simple" xlink:href="javascript:void(0)"><text:span text:style-name="T8">2</text:span></text:a><text:a xlink:type="simple" xlink:href="http://www.linkedin.com/vsearch/f?keywords=CSS&amp;goback=%2Enmp_*1_*1_*1_*1_*1_*1_*1_*1_*1_*1_*1&amp;trk=profile-skill-section"><text:span text:style-name="T9">CSS</text:span></text:a></text:p>
                  </text:list-item>
                  <text:list-item>
                    <text:p text:style-name="P14"><text:a xlink:type="simple" xlink:href="javascript:void(0)"><text:span text:style-name="T8">2</text:span></text:a><text:a xlink:type="simple" xlink:href="http://www.linkedin.com/vsearch/f?keywords=HTML&amp;goback=%2Enmp_*1_*1_*1_*1_*1_*1_*1_*1_*1_*1_*1&amp;trk=profile-skill-section"><text:span text:style-name="T9">HTML</text:span></text:a></text:p>
                  </text:list-item>
                </text:list>
              </text:section>
            </text:section>
          </text:section>
        </text:section>
      </text:section>
      <text:section text:style-name="Sect1" text:name="background-education-container">
        <text:p text:style-name="P1"/>
        <text:section text:style-name="Sect1" text:name="background-education">
          <text:h text:style-name="P18" text:outline-level="3">Education</text:h>
          <text:section text:style-name="Sect1" text:name="education-blank">
            <text:p text:style-name="P6"/>
          </text:section>
          <text:section text:style-name="Sect1" text:name="education-47393690">
            <text:p text:style-name="P7"/>
            <text:section text:style-name="Sect1" text:name="education-47393690-view">
              <text:h text:style-name="P15" text:outline-level="4"><draw:frame draw:style-name="fr1" draw:name="Frame5" text:anchor-type="paragraph" svg:width="1.0417in" draw:z-index="65"><draw:text-box fo:min-height="0.0161in"><text:h text:style-name="P19" text:outline-level="5"><draw:frame draw:style-name="fr2" draw:name="graphics62" text:anchor-type="as-char" svg:width="0.7862in" svg:height="0.3929in" draw:z-index="66"><draw:image xlink:href="http://m.c.lnkd.licdn.com/mpr/mpr/shrink_60_60/p/8/005/03b/308/04c58ee.png" xlink:type="simple" xlink:show="embed" xlink:actuate="onLoad"/><svg:title>Community College of the Air Force</svg:title></draw:frame><text:bookmark text:name="img-defer-id-69"/></text:h></draw:text-box></draw:frame><text:a xlink:type="simple" xlink:href="http://www.linkedin.com/edu/school?id=20097&amp;goback=%2Enmp_*1_*1_*1_*1_*1_*1_*1_*1_*1_*1_*1&amp;trk=prof-edu-school-name"><text:span text:style-name="T5">Community College of the Air Force</text:span></text:a></text:h>
              <text:h text:style-name="P20" text:outline-level="5"><text:span text:style-name="T7">No, </text:span><text:a xlink:type="simple" xlink:href="http://www.linkedin.com/search?search=&amp;keywords=Electronic+Systems&amp;sortCriteria=R&amp;keepFacets=true&amp;goback=%2Enmp_*1_*1_*1_*1_*1_*1_*1_*1_*1_*1_*1&amp;trk=prof-edu-field_of_study"><text:span text:style-name="T6">Electronic Systems</text:span></text:a></text:h>
              <text:p text:style-name="P12">1994 – 2010</text:p>
            </text:section>
          </text:section>
          <text:section text:style-name="Sect1" text:name="education-47393654">
            <text:p text:style-name="P8"/>
            <text:section text:style-name="Sect1" text:name="education-47393654-view">
              <text:h text:style-name="P15" text:outline-level="4"><draw:frame draw:style-name="fr1" draw:name="Frame6" text:anchor-type="paragraph" svg:width="1.0417in" draw:z-index="67"><draw:text-box fo:min-height="0.0161in"><text:h text:style-name="P19" text:outline-level="5"><draw:frame draw:style-name="fr2" draw:name="graphics63" text:anchor-type="as-char" svg:width="0.7862in" svg:height="0.3929in" draw:z-index="68"><draw:image xlink:href="http://m.c.lnkd.licdn.com/mpr/mpr/shrink_60_60/p/3/005/00c/078/0d084d6.png" xlink:type="simple" xlink:show="embed" xlink:actuate="onLoad"/><svg:title>University of Phoenix</svg:title></draw:frame><text:bookmark text:name="img-defer-id-74"/></text:h></draw:text-box></draw:frame><text:a xlink:type="simple" xlink:href="http://www.linkedin.com/edu/school?id=17787&amp;goback=%2Enmp_*1_*1_*1_*1_*1_*1_*1_*1_*1_*1_*1&amp;trk=prof-edu-school-name"><text:span text:style-name="T5">University of Phoenix</text:span></text:a></text:h>
              <text:h text:style-name="P20" text:outline-level="5"><text:span text:style-name="T7">No, </text:span><text:a xlink:type="simple" xlink:href="http://www.linkedin.com/search?search=&amp;keywords=Computer+Science&amp;sortCriteria=R&amp;keepFacets=true&amp;goback=%2Enmp_*1_*1_*1_*1_*1_*1_*1_*1_*1_*1_*1&amp;trk=prof-edu-field_of_study"><text:span text:style-name="T6">Computer Science</text:span></text:a></text:h>
              <text:p text:style-name="P12">2004 – 2006</text:p>
              <text:p text:style-name="P2"><text:span text:style-name="Emphasis"><text:span text:style-name="T11">Activities and Societies: </text:span></text:span><text:a xlink:type="simple" xlink:href="http://www.linkedin.com/search?search=&amp;keywords=Computer+Science&amp;sortCriteria=R&amp;keepFacets=true&amp;goback=%2Enmp_*1_*1_*1_*1_*1_*1_*1_*1_*1_*1_*1&amp;trk=prof-edu-activities_and_societies"><text:span text:style-name="T12">Computer Science</text:span></text:a></text:p>
            </text:section>
          </text:section>
          <text:section text:style-name="Sect1" text:name="education-47393425">
            <text:p text:style-name="P8"/>
            <text:section text:style-name="Sect1" text:name="education-47393425-view">
              <text:h text:style-name="P15" text:outline-level="4"><draw:frame draw:style-name="fr1" draw:name="Frame7" text:anchor-type="paragraph" svg:width="1.0417in" draw:z-index="69"><draw:text-box fo:min-height="0.0161in"><text:h text:style-name="P19" text:outline-level="5"><draw:frame draw:style-name="fr2" draw:name="graphics64" text:anchor-type="as-char" svg:width="0.7862in" svg:height="0.3929in" draw:z-index="70"><draw:image xlink:href="http://m.c.lnkd.licdn.com/mpr/mpr/shrink_60_60/p/4/005/025/08b/0a9a870.png" xlink:type="simple" xlink:show="embed" xlink:actuate="onLoad"/><svg:title>University of Maryland University College</svg:title></draw:frame><text:bookmark text:name="img-defer-id-75"/></text:h></draw:text-box></draw:frame><text:a xlink:type="simple" xlink:href="http://www.linkedin.com/edu/school?id=18574&amp;goback=%2Enmp_*1_*1_*1_*1_*1_*1_*1_*1_*1_*1_*1&amp;trk=prof-edu-school-name"><text:span text:style-name="T5">University of Maryland University College</text:span></text:a></text:h>
              <text:h text:style-name="P20" text:outline-level="5"><text:span text:style-name="T7">No, </text:span><text:a xlink:type="simple" xlink:href="http://www.linkedin.com/search?search=&amp;keywords=Communications&amp;sortCriteria=R&amp;keepFacets=true&amp;goback=%2Enmp_*1_*1_*1_*1_*1_*1_*1_*1_*1_*1_*1&amp;trk=prof-edu-field_of_study"><text:span text:style-name="T6">Communications</text:span></text:a></text:h>
              <text:p text:style-name="P12">1998 – 1998</text:p>
            </text:section>
          </text:section>
          <text:section text:style-name="Sect1" text:name="education-47393441">
            <text:p text:style-name="P8"/>
            <text:section text:style-name="Sect1" text:name="education-47393441-view">
              <text:h text:style-name="P15" text:outline-level="4"><text:a xlink:type="simple" xlink:href="http://www.linkedin.com/college/?eduSchool=Carroll+Tech&amp;goback=%2Enmp_*1_*1_*1_*1_*1_*1_*1_*1_*1_*1_*1&amp;trk=prof-edu-school-name"><text:span text:style-name="T5">Carroll Tech</text:span></text:a></text:h>
              <text:h text:style-name="P20" text:outline-level="5"><text:span text:style-name="T7">No, </text:span><text:a xlink:type="simple" xlink:href="http://www.linkedin.com/search?search=&amp;keywords=Computer+Science&amp;sortCriteria=R&amp;keepFacets=true&amp;goback=%2Enmp_*1_*1_*1_*1_*1_*1_*1_*1_*1_*1_*1&amp;trk=prof-edu-field_of_study"><text:span text:style-name="T6">Computer Science</text:span></text:a></text:h>
              <text:p text:style-name="P12">1991 – 1992</text:p>
              <text:p text:style-name="P2"><text:span text:style-name="Emphasis"><text:span text:style-name="T11">Activities and Societies: </text:span></text:span><text:a xlink:type="simple" xlink:href="http://www.linkedin.com/search?search=&amp;keywords=Computer+Science&amp;sortCriteria=R&amp;keepFacets=true&amp;goback=%2Enmp_*1_*1_*1_*1_*1_*1_*1_*1_*1_*1_*1&amp;trk=prof-edu-activities_and_societies"><text:span text:style-name="T12">Computer Science</text:span></text:a><text:span text:style-name="T11">, </text:span><text:a xlink:type="simple" xlink:href="http://www.linkedin.com/search?search=&amp;keywords=BASIC&amp;sortCriteria=R&amp;keepFacets=true&amp;goback=%2Enmp_*1_*1_*1_*1_*1_*1_*1_*1_*1_*1_*1&amp;trk=prof-edu-activities_and_societies"><text:span text:style-name="T12">BASIC</text:span></text:a><text:span text:style-name="T11">, </text:span><text:a xlink:type="simple" xlink:href="http://www.linkedin.com/search?search=&amp;keywords=Software+Flow&amp;sortCriteria=R&amp;keepFacets=true&amp;goback=%2Enmp_*1_*1_*1_*1_*1_*1_*1_*1_*1_*1_*1&amp;trk=prof-edu-activities_and_societies"><text:span text:style-name="T12">Software Flow</text:span></text:a></text:p>
            </text:section>
          </text:section>
          <text:section text:style-name="Sect1" text:name="education-47393436">
            <text:p text:style-name="P8"/>
            <text:section text:style-name="Sect1" text:name="education-47393436-view">
              <text:h text:style-name="P15" text:outline-level="4"><text:a xlink:type="simple" xlink:href="http://www.linkedin.com/college/?eduSchool=Lithia+Springs+High+School&amp;goback=%2Enmp_*1_*1_*1_*1_*1_*1_*1_*1_*1_*1_*1&amp;trk=prof-edu-school-name"><text:span text:style-name="T5">Lithia Springs High School</text:span></text:a></text:h>
              <text:h text:style-name="P20" text:outline-level="5"><text:span text:style-name="T7">GED, </text:span><text:a xlink:type="simple" xlink:href="http://www.linkedin.com/search?search=&amp;keywords=General&amp;sortCriteria=R&amp;keepFacets=true&amp;goback=%2Enmp_*1_*1_*1_*1_*1_*1_*1_*1_*1_*1_*1&amp;trk=prof-edu-field_of_study"><text:span text:style-name="T6">General</text:span></text:a></text:h>
              <text:p text:style-name="P12">1986 – 1990</text:p>
            </text:section>
          </text:section>
          <text:section text:style-name="Sect1" text:name="education-85979905">
            <text:p text:style-name="P8"><text:soft-page-break/></text:p>
            <text:section text:style-name="Sect1" text:name="education-85979905-view">
              <text:h text:style-name="P15" text:outline-level="4"><text:a xlink:type="simple" xlink:href="http://www.linkedin.com/college/?eduSchool=High+School&amp;goback=%2Enmp_*1_*1_*1_*1_*1_*1_*1_*1_*1_*1_*1&amp;trk=prof-edu-school-name"><text:span text:style-name="T5">High School</text:span></text:a></text:h>
            </text:section>
          </text:section>
          <text:section text:style-name="Sect1" text:name="education-85979906">
            <text:p text:style-name="P8"/>
            <text:section text:style-name="Sect1" text:name="education-85979906-view">
              <text:h text:style-name="P15" text:outline-level="4"><text:a xlink:type="simple" xlink:href="http://www.linkedin.com/college/?eduSchool=Lithia+Springs+High+School&amp;goback=%2Enmp_*1_*1_*1_*1_*1_*1_*1_*1_*1_*1_*1&amp;trk=prof-edu-school-name"><text:span text:style-name="T5">Lithia Springs High School</text:span></text:a></text:h>
            </text:section>
          </text:section>
          <text:section text:style-name="Sect1" text:name="education-85979904">
            <text:p text:style-name="P8"/>
            <text:section text:style-name="Sect1" text:name="education-85979904-view">
              <text:h text:style-name="P15" text:outline-level="4"><text:a xlink:type="simple" xlink:href="http://www.linkedin.com/college/?eduSchool=Technical+School+Carroll+Tech&amp;goback=%2Enmp_*1_*1_*1_*1_*1_*1_*1_*1_*1_*1_*1&amp;trk=prof-edu-school-name"><text:span text:style-name="T5">Technical School Carroll Tech</text:span></text:a></text:h>
            </text:section>
          </text:section>
          <text:section text:style-name="Sect1" text:name="education-85979895">
            <text:p text:style-name="P8"/>
            <text:section text:style-name="Sect1" text:name="education-85979895-view">
              <text:h text:style-name="P15" text:outline-level="4"><text:a xlink:type="simple" xlink:href="http://www.linkedin.com/college/?eduSchool=United+States&amp;goback=%2Enmp_*1_*1_*1_*1_*1_*1_*1_*1_*1_*1_*1&amp;trk=prof-edu-school-name"><text:span text:style-name="T5">United States</text:span></text:a></text:h>
            </text:section>
          </text:section>
          <text:section text:style-name="Sect1" text:name="education-85979902">
            <text:p text:style-name="P8"/>
            <text:section text:style-name="Sect1" text:name="education-85979902-view">
              <text:h text:style-name="P15" text:outline-level="4"><text:a xlink:type="simple" xlink:href="http://www.linkedin.com/college/?eduSchool=United+States&amp;goback=%2Enmp_*1_*1_*1_*1_*1_*1_*1_*1_*1_*1_*1&amp;trk=prof-edu-school-name"><text:span text:style-name="T5">United States</text:span></text:a></text:h>
              <text:p text:style-name="P10">Description: Online courses</text:p>
            </text:section>
          </text:section>
          <text:section text:style-name="Sect1" text:name="education-85979903">
            <text:p text:style-name="P8"/>
            <text:section text:style-name="Sect1" text:name="education-85979903-view">
              <text:h text:style-name="P15" text:outline-level="4"><text:a xlink:type="simple" xlink:href="http://www.linkedin.com/college/?eduSchool=United+States&amp;goback=%2Enmp_*1_*1_*1_*1_*1_*1_*1_*1_*1_*1_*1&amp;trk=prof-edu-school-name"><text:span text:style-name="T5">United States</text:span></text:a></text:h>
            </text:section>
          </text:section>
          <text:section text:style-name="Sect1" text:name="education-85979907">
            <text:p text:style-name="P8"/>
            <text:section text:style-name="Sect1" text:name="education-85979907-view">
              <text:h text:style-name="P15" text:outline-level="4"><text:a xlink:type="simple" xlink:href="http://www.linkedin.com/college/?eduSchool=United+States&amp;goback=%2Enmp_*1_*1_*1_*1_*1_*1_*1_*1_*1_*1_*1&amp;trk=prof-edu-school-name"><text:span text:style-name="T5">United States</text:span></text:a></text:h>
            </text:section>
          </text:section>
          <text:section text:style-name="Sect1" text:name="education-85979910">
            <text:p text:style-name="P8"/>
            <text:section text:style-name="Sect1" text:name="education-85979910-view">
              <text:h text:style-name="P15" text:outline-level="4"><text:a xlink:type="simple" xlink:href="http://www.linkedin.com/college/?eduSchool=United+States&amp;goback=%2Enmp_*1_*1_*1_*1_*1_*1_*1_*1_*1_*1_*1&amp;trk=prof-edu-school-name"><text:span text:style-name="T5">United States</text:span></text:a></text:h>
              <text:h text:style-name="P20" text:outline-level="5"><text:a xlink:type="simple" xlink:href="http://www.linkedin.com/search?search=&amp;keywords=No&amp;sortCriteria=R&amp;keepFacets=true&amp;goback=%2Enmp_*1_*1_*1_*1_*1_*1_*1_*1_*1_*1_*1&amp;trk=prof-edu-field_of_study"><text:span text:style-name="T6">No</text:span></text:a></text:h>
            </text:section>
          </text:section>
          <text:section text:style-name="Sect1" text:name="education-85979901">
            <text:p text:style-name="P8"/>
            <text:section text:style-name="Sect1" text:name="education-85979901-view">
              <text:h text:style-name="P15" text:outline-level="4"><text:a xlink:type="simple" xlink:href="http://www.linkedin.com/college/?eduSchool=University+University+of+Maryland&amp;goback=%2Enmp_*1_*1_*1_*1_*1_*1_*1_*1_*1_*1_*1&amp;trk=prof-edu-school-name"><text:span text:style-name="T5">University University of Maryland</text:span></text:a></text:h>
            </text:section>
          </text:section>
        </text:section>
      </text:section>
      <text:section text:style-name="Sect1" text:name="background-additional-info-container">
        <text:p text:style-name="P1"/>
        <text:section text:style-name="Sect1" text:name="background-additional-info">
          <text:h text:style-name="P18" text:outline-level="3">Additional Info</text:h>
          <text:list xml:id="list4587955276053244107" text:style-name="L3">
            <text:list-item>
              <text:list>
                <text:list-item>
                  <text:list>
                    <text:list-item>
                      <text:list>
                        <text:list-item>
                          <text:h text:style-name="P16" text:outline-level="4"><text:bookmark text:name="interests"/>Interests</text:h>
                        </text:list-item>
                      </text:list>
                    </text:list-item>
                  </text:list>
                </text:list-item>
              </text:list>
            </text:list-item>
          </text:list>
          <text:section text:style-name="Sect1" text:name="interests-view">
            <text:list xml:id="list29406941" text:continue-numbering="true" text:style-name="L3">
              <text:list-item>
                <text:list>
                  <text:list-item>
                    <text:p text:style-name="P4"><text:a xlink:type="simple" xlink:href="http://www.linkedin.com/search?search=&amp;keywords=Computer+Programming&amp;sortCriteria=R&amp;keepFacets=true&amp;goback=%2Enmp_*1_*1_*1_*1_*1_*1_*1_*1_*1_*1_*1&amp;trk=prof-addl_info-interests"><text:span text:style-name="T3">Computer Programming</text:span></text:a></text:p>
                  </text:list-item>
                </text:list>
              </text:list-item>
            </text:list>
          </text:section>
          <text:section text:style-name="Sect1" text:name="interests-edit">
            <text:list xml:id="list29411455" text:continue-numbering="true" text:style-name="L3">
              <text:list-header>
                <text:p text:style-name="P9"/>
              </text:list-header>
            </text:list>
          </text:section>
          <text:list xml:id="list29393829" text:continue-numbering="true" text:style-name="L3">
            <text:list-item>
              <text:list>
                <text:list-item>
                  <text:list>
                    <text:list-item>
                      <text:list>
                        <text:list-item>
                          <text:h text:style-name="P17" text:outline-level="4"><text:bookmark text:name="contact-comments"/>Advice for Contacting Seth</text:h>
                        </text:list-item>
                      </text:list>
                    </text:list-item>
                  </text:list>
                </text:list-item>
              </text:list>
            </text:list-item>
          </text:list>
          <text:section text:style-name="Sect1" text:name="contact-comments-view">
            <text:list xml:id="list29413703" text:continue-numbering="true" text:style-name="L3">
              <text:list-header>
                <text:p text:style-name="P11">If you have a project that you need a little help with, I am up for anything as long as it is legal. I can help as a consultant, or dig right in and get my hands dirty neither bothers me. What drives me is that I will not stop until something is fixed or working the way it is supposed to.</text:p>
              </text:list-header>
            </text:list>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4S</meta:editing-duration>
    <meta:editing-cycles>3</meta:editing-cycles>
    <meta:generator>OpenOffice/4.0.1$Win32 OpenOffice.org_project/401m5$Build-9714</meta:generator>
    <dc:date>2014-02-05T09:24:08.50</dc:date>
    <meta:document-statistic meta:table-count="0" meta:image-count="64" meta:object-count="0" meta:page-count="6" meta:paragraph-count="142" meta:word-count="668" meta:character-count="4162"/>
    <dc:creator>Seth Parson</dc:creator>
    <meta:user-defined meta:name="Info 1"/>
    <meta:user-defined meta:name="Info 2"/>
    <meta:user-defined meta:name="Info 3"/>
    <meta:user-defined meta:name="Info 4"/>
  </office:meta>
</office:document-meta>
</file>